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5313f" officeooo:paragraph-rsid="0067f5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8:44:06.179999580</dc:date>
    <meta:editing-duration>P1DT8H54M12S</meta:editing-duration>
    <meta:editing-cycles>6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